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053fd3" officeooo:paragraph-rsid="00053fd3" style:font-name-asian="georgia" style:font-size-asian="11.25pt" style:font-style-asian="normal" style:font-weight-asian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2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利用次数的位运算二进制加速</text:p>
      <text:p text:style-name="P1"/>
      <text:p text:style-name="P2">#include&lt;stdio.h&gt;</text:p>
      <text:p text:style-name="P2">#include&lt;string.h&gt;</text:p>
      <text:p text:style-name="P2">typedef long long ll;</text:p>
      <text:p text:style-name="P2">const int mod=1e9+7;</text:p>
      <text:p text:style-name="P2"/>
      <text:p text:style-name="P2">ll QP(ll a,ll n){</text:p>
      <text:p text:style-name="P2"><text:s text:c="4"/>ll tmp=a,ans=1;</text:p>
      <text:p text:style-name="P2"><text:s text:c="4"/>while(n){</text:p>
      <text:p text:style-name="P2"><text:s text:c="8"/>if(n&amp;1)ans=ans*tmp%mod;</text:p>
      <text:p text:style-name="P2"><text:s text:c="8"/>tmp=tmp*tmp%mod;</text:p>
      <text:p text:style-name="P2"><text:s text:c="8"/>n&gt;&gt;=1;</text:p>
      <text:p text:style-name="P2"><text:s text:c="4"/>}</text:p>
      <text:p text:style-name="P2"><text:s text:c="4"/>return ans;</text:p>
      <text:p text:style-name="P2">}</text:p>
      <text:p text:style-name="P2"/>
      <text:p text:style-name="P2">int main(){</text:p>
      <text:p text:style-name="P2"><text:s text:c="4"/>ll a,n,mod;</text:p>
      <text:p text:style-name="P2"><text:s text:c="4"/>while(scanf("%lld%lld%lld",&amp;a,&amp;n,&amp;mod)!=EOF){</text:p>
      <text:p text:style-name="P2"><text:s text:c="8"/>ll m=QP(a,n,mod);</text:p>
      <text:p text:style-name="P2"><text:s text:c="8"/>printf("%lld\n",m);</text:p>
      <text:p text:style-name="P2"><text:s text:c="4"/>}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快速幂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09:26.267315586</meta:creation-date>
    <dc:date>2015-10-13T00:10:19.098241398</dc:date>
    <meta:editing-duration>P0D</meta:editing-duration>
    <meta:editing-cycles>1</meta:editing-cycles>
    <meta:document-statistic meta:table-count="0" meta:image-count="0" meta:object-count="0" meta:page-count="1" meta:paragraph-count="23" meta:word-count="53" meta:character-count="379" meta:non-whitespace-character-count="293"/>
    <meta:generator>LibreOffice/4.2.8.2$Linux_X86_64 LibreOffice_project/420m0$Build-2</meta:generator>
  </office:meta>
</office:document-meta>
</file>